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20c9" officeooo:paragraph-rsid="0013d12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officeooo:paragraph-rsid="00185d4e"/>
    </style:style>
    <style:style style:name="P3" style:family="paragraph" style:parent-style-name="Standard">
      <style:paragraph-properties fo:text-align="start" style:justify-single-word="false"/>
      <style:text-properties officeooo:paragraph-rsid="001b6f8c"/>
    </style:style>
    <style:style style:name="P4" style:family="paragraph" style:parent-style-name="Standard">
      <style:paragraph-properties fo:text-align="start" style:justify-single-word="false"/>
      <style:text-properties officeooo:paragraph-rsid="001fc143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6f8c" officeooo:paragraph-rsid="001fc1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fcee3" officeooo:paragraph-rsid="001fcee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21ca" officeooo:paragraph-rsid="002221c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85d4e" officeooo:paragraph-rsid="00185d4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6e067" officeooo:paragraph-rsid="001fcee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fcee3" officeooo:paragraph-rsid="001fcee3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2221ca" officeooo:paragraph-rsid="002221ca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2443a4" officeooo:paragraph-rsid="002221ca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262f66" officeooo:paragraph-rsid="00262f6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262f66" officeooo:paragraph-rsid="0026e5e1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26ba63" officeooo:paragraph-rsid="0026ba63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paragraph-rsid="002739e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fc143" officeooo:paragraph-rsid="001fc14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3d125"/>
    </style:style>
    <style:style style:name="T2" style:family="text">
      <style:text-properties fo:font-size="14pt" officeooo:rsid="0016443b" style:font-size-asian="12.25pt" style:font-size-complex="14pt"/>
    </style:style>
    <style:style style:name="T3" style:family="text">
      <style:text-properties fo:font-size="14pt" officeooo:rsid="0014ee11" style:font-size-asian="12.25pt" style:font-size-complex="14pt"/>
    </style:style>
    <style:style style:name="T4" style:family="text">
      <style:text-properties fo:font-size="14pt" officeooo:rsid="0016e067" style:font-size-asian="12.25pt" style:font-size-complex="14pt"/>
    </style:style>
    <style:style style:name="T5" style:family="text">
      <style:text-properties fo:font-size="14pt" officeooo:rsid="00185d4e" style:font-size-asian="12.25pt" style:font-size-complex="14pt"/>
    </style:style>
    <style:style style:name="T6" style:family="text">
      <style:text-properties fo:font-size="14pt" officeooo:rsid="002b0634" style:font-size-asian="12.25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443b" style:font-size-asian="14pt" style:font-size-complex="14pt"/>
    </style:style>
    <style:style style:name="T9" style:family="text">
      <style:text-properties fo:font-size="14pt" fo:font-style="normal" style:font-size-asian="12.25pt" style:font-style-asian="normal" style:font-size-complex="14pt" style:font-style-complex="normal"/>
    </style:style>
    <style:style style:name="T10" style:family="text">
      <style:text-properties fo:font-size="14pt" fo:font-style="normal" officeooo:rsid="0016e067" style:font-size-asian="12.25pt" style:font-style-asian="normal" style:font-size-complex="14pt" style:font-style-complex="normal"/>
    </style:style>
    <style:style style:name="T11" style:family="text">
      <style:text-properties fo:font-size="14pt" fo:font-style="normal" officeooo:rsid="00185d4e" style:font-size-asian="12.25pt" style:font-style-asian="normal" style:font-size-complex="14pt" style:font-style-complex="normal"/>
    </style:style>
    <style:style style:name="T12" style:family="text">
      <style:text-properties fo:font-size="14pt" fo:font-style="normal" officeooo:rsid="001cb9d5" style:font-size-asian="12.25pt" style:font-style-asian="normal" style:font-size-complex="14pt" style:font-style-complex="normal"/>
    </style:style>
    <style:style style:name="T13" style:family="text">
      <style:text-properties fo:font-size="14pt" fo:font-style="normal" officeooo:rsid="001cdd5d" style:font-size-asian="12.25pt" style:font-style-asian="normal" style:font-size-complex="14pt" style:font-style-complex="normal"/>
    </style:style>
    <style:style style:name="T14" style:family="text">
      <style:text-properties fo:font-size="14pt" fo:font-style="normal" officeooo:rsid="001edc91" style:font-size-asian="12.25pt" style:font-style-asian="normal" style:font-size-complex="14pt" style:font-style-complex="normal"/>
    </style:style>
    <style:style style:name="T15" style:family="text">
      <style:text-properties fo:font-size="14pt" fo:font-style="normal" officeooo:rsid="001fc143" style:font-size-asian="12.25pt" style:font-style-asian="normal" style:font-size-complex="14pt" style:font-style-complex="normal"/>
    </style:style>
    <style:style style:name="T16" style:family="text">
      <style:text-properties fo:font-size="14pt" fo:font-style="normal" officeooo:rsid="00212040" style:font-size-asian="12.25pt" style:font-style-asian="normal" style:font-size-complex="14pt" style:font-style-complex="normal"/>
    </style:style>
    <style:style style:name="T17" style:family="text">
      <style:text-properties fo:font-size="14pt" fo:font-style="normal" officeooo:rsid="002221ca" style:font-size-asian="12.25pt" style:font-style-asian="normal" style:font-size-complex="14pt" style:font-style-complex="normal"/>
    </style:style>
    <style:style style:name="T18" style:family="text">
      <style:text-properties fo:font-size="14pt" fo:font-style="normal" officeooo:rsid="0023e050" style:font-size-asian="12.25pt" style:font-style-asian="normal" style:font-size-complex="14pt" style:font-style-complex="normal"/>
    </style:style>
    <style:style style:name="T19" style:family="text">
      <style:text-properties fo:font-size="14pt" fo:font-style="normal" officeooo:rsid="002443a4" style:font-size-asian="12.25pt" style:font-style-asian="normal" style:font-size-complex="14pt" style:font-style-complex="normal"/>
    </style:style>
    <style:style style:name="T20" style:family="text">
      <style:text-properties fo:font-size="14pt" fo:font-style="normal" officeooo:rsid="00262f66" style:font-size-asian="12.25pt" style:font-style-asian="normal" style:font-size-complex="14pt" style:font-style-complex="normal"/>
    </style:style>
    <style:style style:name="T21" style:family="text">
      <style:text-properties fo:font-size="14pt" fo:font-style="normal" officeooo:rsid="002b0634" style:font-size-asian="12.25pt" style:font-style-asian="normal" style:font-size-complex="14pt" style:font-style-complex="normal"/>
    </style:style>
    <style:style style:name="T22" style:family="text">
      <style:text-properties fo:font-size="14pt" fo:font-style="normal" officeooo:rsid="0030972e" style:font-size-asian="12.25pt" style:font-style-asian="normal" style:font-size-complex="14pt" style:font-style-complex="normal"/>
    </style:style>
    <style:style style:name="T23" style:family="text">
      <style:text-properties fo:font-size="14pt" fo:font-style="normal" officeooo:rsid="00329187" style:font-size-asian="12.25pt" style:font-style-asian="normal" style:font-size-complex="14pt" style:font-style-complex="normal"/>
    </style:style>
    <style:style style:name="T24" style:family="text">
      <style:text-properties fo:font-size="14pt" fo:font-style="normal" fo:font-weight="bold" officeooo:rsid="0016e067" style:font-size-asian="12.25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fo:font-weight="bold" officeooo:rsid="00185d4e" style:font-size-asian="12.25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weight="bold" officeooo:rsid="0016443b" style:font-size-asian="12.25pt" style:font-weight-asian="bold" style:font-size-complex="14pt" style:font-weight-complex="bold"/>
    </style:style>
    <style:style style:name="T27" style:family="text">
      <style:text-properties fo:font-size="14pt" fo:font-weight="bold" officeooo:rsid="0014ee11" style:font-size-asian="12.25pt" style:font-weight-asian="bold" style:font-size-complex="14pt" style:font-weight-complex="bold"/>
    </style:style>
    <style:style style:name="T28" style:family="text">
      <style:text-properties fo:font-size="14pt" fo:font-weight="bold" officeooo:rsid="00185d4e" style:font-size-asian="12.25pt" style:font-weight-asian="bold" style:font-size-complex="14pt" style:font-weight-complex="bold"/>
    </style:style>
    <style:style style:name="T29" style:family="text">
      <style:text-properties fo:font-size="14pt" fo:font-weight="bold" officeooo:rsid="0016443b" style:font-size-asian="14pt" style:font-weight-asian="bold" style:font-size-complex="14pt" style:font-weight-complex="bold"/>
    </style:style>
    <style:style style:name="T30" style:family="text">
      <style:text-properties officeooo:rsid="00267376"/>
    </style:style>
    <style:style style:name="T31" style:family="text">
      <style:text-properties officeooo:rsid="0026e5e1"/>
    </style:style>
    <style:style style:name="T32" style:family="text">
      <style:text-properties fo:font-variant="normal" fo:text-transform="none" fo:color="#53575e" style:font-name="Liberation Serif" fo:letter-spacing="normal" style:font-size-asian="14pt" style:font-size-complex="14pt"/>
    </style:style>
    <style:style style:name="T33" style:family="text">
      <style:text-properties fo:font-variant="normal" fo:text-transform="none" fo:color="#53575e" style:font-name="Liberation Serif" fo:letter-spacing="normal" officeooo:rsid="00292fa9" style:font-size-asian="14pt" style:font-size-complex="14pt"/>
    </style:style>
    <style:style style:name="T34" style:family="text">
      <style:text-properties fo:font-variant="normal" fo:text-transform="none" fo:color="#53575e" style:font-name="Liberation Serif" fo:letter-spacing="normal" officeooo:rsid="002aafe8" style:font-size-asian="14pt" style:font-size-complex="14pt"/>
    </style:style>
    <style:style style:name="T35" style:family="text">
      <style:text-properties officeooo:rsid="002739ed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officeooo:rsid="00292fa9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5</text:span>η Εργαστηριακή Άσκηση </text:p>
      <text:p text:style-name="P1">Ξηροφώτος Θάνος </text:p>
      <text:p text:style-name="P1">758</text:p>
      <text:p text:style-name="P1"/>
      <text:p text:style-name="P3"><text:span text:style-name="T2">Κάνοντας compile</text:span><text:span text:style-name="T3"> τον αρχικό κώδικα με την εντολή </text:span><text:span text:style-name="T27">icc -O3 -openmp -g quake.c -o quake</text:span><text:span text:style-name="T3"> </text:span><text:span text:style-name="T2">και χρησιμοποιόντας την εντολή </text:span><text:span text:style-name="T29">export OMP_NUM_THREADS=1/2/4/6/8/12;</text:span><text:span text:style-name="T2"> t</text:span><text:span text:style-name="T26">ime ./quake &lt; input/small_input</text:span><text:span text:style-name="T7"> </text:span><text:span text:style-name="T8">για να μετρήσω τον χρόνο εκτέλεσης, o</text:span><text:span text:style-name="T3">ι χρόνοι <text:s/>για το</text:span><text:span text:style-name="T6">ν</text:span><text:span text:style-name="T3"> αρχικό <text:s/>ακολουθιακό κώδικα είναι</text:span><text:span text:style-name="T4">(για τον αρχικό κώδικα χρησιμοποιήσα την export OMP_NUM_THREADS=1;time ./quake&lt;input αφού δεν υπάρχει νόημα να χρησιμοποιήσω παραπάνω από 1 νήματα):<text:tab/></text:span></text:p>
      <text:p text:style-name="P2"><text:span text:style-name="T4"><text:tab/></text:span><text:span text:style-name="T28">input</text:span><text:span text:style-name="T5"><text:tab/></text:span><text:span text:style-name="T4"><text:tab/><text:tab/></text:span><text:span text:style-name="T24">0m17.992s </text:span></text:p>
      <text:p text:style-name="P2"><text:span text:style-name="T24"><text:tab/></text:span><text:span text:style-name="T25">small_input <text:tab/>0m0.127s</text:span></text:p>
      <text:p text:style-name="P2"/>
      <text:p text:style-name="P5"><text:span text:style-name="T11">Χ</text:span><text:span text:style-name="T9">ρησιμοποιόντας το vtune για να κάνω profile τον κώδικα </text:span><text:span text:style-name="T23">βλέπω</text:span><text:span text:style-name="T9"> ότι η <text:s text:c="2"/>συνάρτηση smvp είναι </text:span><text:span text:style-name="T14">με διαφορά </text:span><text:span text:style-name="T9">η </text:span><text:span text:style-name="T14">πιο </text:span><text:span text:style-name="T9">χρονοβόρα οπότε η παραλληλοποίηση της θα <text:s/>μειώσει τον χρόνο εκτέλεσης</text:span><text:span text:style-name="T23">(έχω τροποποιήσει και λίγο την main) </text:span><text:span text:style-name="T9">.</text:span><text:span text:style-name="T14">Π</text:span><text:span text:style-name="T12">αραλληλοποιόντας όλα τα for (αφού σύμφωνα με το vtune όλα τα for της συνάρτησης επιδέχονται παραλληλοποίηση) με #pragma omp for </text:span><text:span text:style-name="T21">και parallel region όλη την συνάρτηση smvp ,</text:span><text:span text:style-name="T12">παρατηρώ μείωση </text:span><text:span text:style-name="T23">(για 4 Threads)</text:span><text:span text:style-name="T12">γύρω στο 1</text:span><text:span text:style-name="T22">6</text:span><text:span text:style-name="T12">.</text:span><text:span text:style-name="T22">3</text:span><text:span text:style-name="T12">sec και για schedule (guided) η μείωση του χρόνου φτάνει στα </text:span><text:span text:style-name="T22">14</text:span><text:span text:style-name="T12">.</text:span><text:span text:style-name="T22">51</text:span><text:span text:style-name="T12">sec(για το static η μείωση είναι λίγο μικρότερη απο του guided ενώ για dynamic οι χρόνοι αυξάνονται αρκετά)</text:span><text:span text:style-name="T13">(αρχείο κώδικα quakev1.c)</text:span><text:span text:style-name="T12">.</text:span><text:span text:style-name="T14">Παρακάτω είναι οι χρόνοι εκτέλεσης </text:span><text:span text:style-name="T15">του κώδικα (</text:span><text:span text:style-name="T14"> </text:span><text:span text:style-name="T13">quakev1.c </text:span><text:span text:style-name="T15">) αλλάζοντας τον </text:span><text:span text:style-name="T14"><text:s/>αριθμό </text:span><text:span text:style-name="T15">των </text:span><text:span text:style-name="T14">νημάτων</text:span><text:span text:style-name="T15">(οι χρόνοι αυτοί υπάρχουν στον αρχείο metrhseis_Lab_5 που περιέχεται)</text:span></text:p>
      <text:p text:style-name="P5"/>
      <text:p text:style-name="P17"><draw:frame draw:style-name="fr1" draw:name="Object5" text:anchor-type="paragraph" svg:width="7.5571in" svg:height="3.5429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4"><text:soft-page-break/></text:p>
      <text:p text:style-name="P8"/>
      <text:p text:style-name="P9"/>
      <text:p text:style-name="P9"/>
      <text:p text:style-name="P6"><text:span text:style-name="T10">Π</text:span><text:span text:style-name="T9">αρατηρώντας ξανά το vtune <text:s/>βλέπω ότι η main χρειάζεται να παραλληλοποιηθεί και συγκεκριμένα το κομμάτι στην γραμμή 513 του αρχικού κώδικα .</text:span><text:span text:style-name="T16">Επίσης ξανά το schedule (guided) μου δίνει τους χαμηλότερους χρόνους.</text:span><text:span text:style-name="T9">Οπότε από την παραλληλοποίηση της main οι χρόνοι που παρατηρώ είναι οι παρακάτω</text:span><text:span text:style-name="T17">(αρχείο quakev2.c)</text:span><text:span text:style-name="T9">:</text:span></text:p>
      <text:p text:style-name="P10"/>
      <text:p text:style-name="P10"/>
      <text:p text:style-name="P10"/>
      <text:p text:style-name="P10"/>
      <text:p text:style-name="P11"><draw:frame draw:style-name="fr2" draw:name="Object2" text:anchor-type="paragraph" svg:x="-0.6in" svg:y="0.1866in" svg:width="8.1665in" svg:height="4.031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7"><text:span text:style-name="T9">Στην συνέχεια </text:span><text:span text:style-name="T20">(αρχείο quakev3.c)</text:span><text:span text:style-name="T9">βάζω όπου γίνεται χωρίς να αλλοιώνονται τα αποτελέσματα ,την εντολή <text:s/>nowait καθώς </text:span><text:span text:style-name="T18">επίσης (κοιτόντας πάλι το vtune) παραλληλοποιώ και το for στην γραμμή 292 .</text:span><text:span text:style-name="T19">Οι χρόνοι εκτέλεσης που παρατηρώ είναι οι παρακάτω:</text:span></text:p>
      <text:p text:style-name="P12"><text:soft-page-break/></text:p>
      <text:p text:style-name="P12"/>
      <text:p text:style-name="P12"/>
      <text:p text:style-name="P12"/>
      <text:p text:style-name="P12"><draw:frame draw:style-name="fr2" draw:name="Object3" text:anchor-type="paragraph" svg:x="-0.3602in" svg:y="0.6929in" svg:width="7.8547in" svg:height="5.5008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/>
      <text:p text:style-name="P6"/>
      <text:p text:style-name="P13"><text:s/></text:p>
      <text:p text:style-name="P13"/>
      <text:p text:style-name="P13"/>
      <text:p text:style-name="P13"/>
      <text:p text:style-name="P15">Παρακάτω είναι το διάγραμμα με τους χρόνους εκτέλεσης και για τρεις εκδόσεις του σταδιακά βελτιστοποιημένου κώδικα προκειμένου να υπάρξει σύγκριση των αποτελεσμάτων.Υπενθυμίζω ότι ο χρόνος εκτέλεσης του αρχικού αρχείου ήταν 17.992 secs.</text:p>
      <text:p text:style-name="P15"/>
      <text:p text:style-name="P15"><text:soft-page-break/></text:p>
      <text:p text:style-name="P15"/>
      <text:p text:style-name="P15"><draw:frame draw:style-name="fr2" draw:name="Object1" text:anchor-type="paragraph" svg:x="-0.4492in" svg:y="0.0043in" svg:width="7.8311in" svg:height="4.7366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14"/>
      <text:p text:style-name="P14"/>
      <text:p text:style-name="P14">Στο αρχείο quakev4.c δοκιμάζω να χρησιμοποιήσω reduction στην smvp για τα sum0,sum1,sum2 <text:s/>αλλά οι χρόνοι εκτέλεσης ανεβαίνουν κατά 0.<text:span text:style-name="T30">5</text:span> δευτερόλεπτα.Επίσης <text:span text:style-name="T31">χρησιμοποίησα #pragma omp sections στην smvp για τα sum0,sum1,sum2 αλλά οι χρόνοι ανέβηκαν κατά 0.6 δευτερόλεπτα.</text:span></text:p>
      <text:p text:style-name="P14"/>
      <text:p text:style-name="P14"/>
      <text:p text:style-name="P16"><text:span text:style-name="T35">Γενικά παρατηρώ ότι οι καλύτεροι χρόνοι που πετυχαίνονται στον inf-saturn <text:s/>είναι για 6 threads και όχι για 12 ό</text:span><text:span text:style-name="T36">πως θα περίμενα</text:span><text:span text:style-name="T35">.</text:span><text:span text:style-name="T36">Αυτό προκύπτει από το ότι </text:span><text:span text:style-name="T32">The Intel compiler's OpenMP runtime library has the ability to bind OpenMP threads to physical processing units.</text:span><text:span text:style-name="T33">Οπότε η καλύτερη επίδοση πετυχαίνεται για τους 6 φυσικούς πυρήνες που έχει ο inf-saturn.</text:span><text:span text:style-name="T34">Όσο αναφορά το schedule τους καλύτερους χρόνους τους πήρα με guided , static μου ανέβαζε τον χρόνο και <text:s/>το dynamic</text:span><text:span text:style-name="T33"> </text:span><text:span text:style-name="T34">scheduling ακόμα περισσότερο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2:35:47.214707317</meta:creation-date>
    <dc:date>2015-05-29T22:23:48.813115640</dc:date>
    <meta:editing-duration>P3DT3H22M41S</meta:editing-duration>
    <meta:editing-cycles>27</meta:editing-cycles>
    <meta:generator>LibreOffice/4.2.7.2$Linux_X86_64 LibreOffice_project/420m0$Build-2</meta:generator>
    <meta:document-statistic meta:table-count="0" meta:image-count="0" meta:object-count="4" meta:page-count="4" meta:paragraph-count="13" meta:word-count="411" meta:character-count="2848" meta:non-whitespace-character-count="24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12.031cm" xlink:href="." xlink:type="simple" chart:class="chart:bar" chart:style-name="ch1">
        <chart:title svg:x="1.199cm" svg:y="0.376cm" chart:style-name="ch2">
          <text:p>Time comparison between the optimized versions of Code for the different # of Threads</text:p>
        </chart:title>
        <chart:legend chart:legend-position="end" svg:x="18.762cm" svg:y="5.212cm" style:legend-expansion="high" chart:style-name="ch3"/>
        <chart:plot-area chart:style-name="ch4" chart:data-source-has-labels="both" svg:x="1.412cm" svg:y="1.427cm" svg:width="16.953cm" svg:height="9.379cm">
          <chartooo:coordinate-region svg:x="2.037cm" svg:y="1.628cm" svg:width="16.328cm" svg:height="8.527cm"/>
          <chart:axis chart:dimension="x" chart:name="primary-x" chart:style-name="ch5" chartooo:axis-type="text">
            <chart:title svg:x="8.935cm" svg:y="11.046cm" chart:style-name="ch6">
              <text:p># of Threads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882cm" chart:style-name="ch8">
              <text:p>Time(sec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22">
                <text:p>23.22</text:p>
              </table:table-cell>
              <table:table-cell office:value-type="float" office:value="23.537">
                <text:p>23.537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164">
                <text:p>16.164</text:p>
              </table:table-cell>
              <table:table-cell office:value-type="float" office:value="13.2866">
                <text:p>13.2866</text:p>
              </table:table-cell>
              <table:table-cell office:value-type="float" office:value="13.282">
                <text:p>13.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058">
                <text:p>14.5058</text:p>
              </table:table-cell>
              <table:table-cell office:value-type="float" office:value="9.098">
                <text:p>9.098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41">
                <text:p>15.41</text:p>
              </table:table-cell>
              <table:table-cell office:value-type="float" office:value="8.776">
                <text:p>8.776</text:p>
              </table:table-cell>
              <table:table-cell office:value-type="float" office:value="8.5822">
                <text:p>8.5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92">
                <text:p>18.692</text:p>
              </table:table-cell>
              <table:table-cell office:value-type="float" office:value="10.6224">
                <text:p>10.6224</text:p>
              </table:table-cell>
              <table:table-cell office:value-type="float" office:value="9.788">
                <text:p>9.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24">
                <text:p>19.24</text:p>
              </table:table-cell>
              <table:table-cell office:value-type="float" office:value="11.6456">
                <text:p>11.6456</text:p>
              </table:table-cell>
              <table:table-cell office:value-type="float" office:value="10.609">
                <text:p>10.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43cm" svg:height="10.239cm" xlink:href="." xlink:type="simple" chart:class="chart:bar" chart:style-name="ch1">
        <chart:title svg:x="5.542cm" svg:y="0.34cm" chart:style-name="ch2">
          <text:p>Execution Time for Different Number of Threads</text:p>
        </chart:title>
        <chart:legend chart:legend-position="end" svg:x="17.207cm" svg:y="4.818cm" style:legend-expansion="high" chart:style-name="ch3"/>
        <chart:plot-area chart:style-name="ch4" chart:data-source-has-labels="both" svg:x="1.429cm" svg:y="1.355cm" svg:width="15.364cm" svg:height="7.695cm">
          <chartooo:coordinate-region svg:x="2.054cm" svg:y="1.556cm" svg:width="14.739cm" svg:height="6.843cm"/>
          <chart:axis chart:dimension="x" chart:name="primary-x" chart:style-name="ch5" chartooo:axis-type="text">
            <chart:title svg:x="8.158cm" svg:y="9.254cm" chart:style-name="ch6">
              <text:p># of Threads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5.968cm" chart:style-name="ch8">
              <text:p>Time(sec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Thread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537">
                <text:p>23.5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866">
                <text:p>13.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98">
                <text:p>9.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76">
                <text:p>8.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6224">
                <text:p>10.6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456">
                <text:p>11.6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51cm" svg:height="13.971cm" xlink:href="." xlink:type="simple" chart:class="chart:bar" chart:style-name="ch1">
        <chart:title svg:x="5.146cm" svg:y="0.415cm" chart:style-name="ch2">
          <text:p>Execution Time for Different Number of Threads</text:p>
        </chart:title>
        <chart:legend chart:legend-position="end" svg:x="16.415cm" svg:y="6.684cm" style:legend-expansion="high" chart:style-name="ch3"/>
        <chart:plot-area chart:style-name="ch4" chart:data-source-has-labels="both" svg:x="0.777cm" svg:y="1.993cm" svg:width="14.44cm" svg:height="11.067cm">
          <chartooo:coordinate-region svg:x="1.402cm" svg:y="2.195cm" svg:width="13.815cm" svg:height="10.214cm"/>
          <chart:axis chart:dimension="x" chart:name="primary-x" chart:style-name="ch5" chartooo:axis-type="text">
            <chart:title svg:x="7.044cm" svg:y="13.339cm" chart:style-name="ch6">
              <text:p># of Threads</text:p>
            </chart:title>
            <chart:categories table:cell-range-address="local-table.$A$2:.$A$7"/>
          </chart:axis>
          <chart:axis chart:dimension="y" chart:name="primary-y" chart:style-name="ch7">
            <chart:title svg:x="0cm" svg:y="8.292cm" chart:style-name="ch8">
              <text:p>Time(sec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Thread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82">
                <text:p>13.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822">
                <text:p>8.5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88">
                <text:p>9.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09">
                <text:p>10.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94cm" svg:height="8.999cm" xlink:href="." xlink:type="simple" chart:class="chart:bar" chart:style-name="ch1">
        <chart:title svg:x="4.768cm" svg:y="0.315cm" chart:style-name="ch2">
          <text:p>Execution Time for Different Number of Threads</text:p>
        </chart:title>
        <chart:legend chart:legend-position="end" svg:x="15.658cm" svg:y="4.198cm" style:legend-expansion="high" chart:style-name="ch3"/>
        <chart:plot-area chart:style-name="ch4" chart:data-source-has-labels="both" svg:x="1.398cm" svg:y="1.305cm" svg:width="13.877cm" svg:height="6.53cm">
          <chartooo:coordinate-region svg:x="2.023cm" svg:y="1.506cm" svg:width="13.252cm" svg:height="5.678cm"/>
          <chart:axis chart:dimension="x" chart:name="primary-x" chart:style-name="ch5" chartooo:axis-type="text">
            <chart:title svg:x="7.383cm" svg:y="8.014cm" chart:style-name="ch6">
              <text:p># of Threads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5.336cm" chart:style-name="ch8">
              <text:p>Time(sec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Thread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164">
                <text:p>16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058">
                <text:p>14.5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92">
                <text:p>18.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24">
                <text:p>19.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